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rsid="0010522f" officeooo:paragraph-rsid="0010522f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rsid="00111eea" officeooo:paragraph-rsid="00111eea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fo:font-weight="bold" officeooo:rsid="00111eea" officeooo:paragraph-rsid="00111eea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rsid="0013171b" officeooo:paragraph-rsid="0013171b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10522f" officeooo:paragraph-rsid="0010522f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13171b" officeooo:paragraph-rsid="0013171b"/>
    </style:style>
    <style:style style:name="T1" style:family="text">
      <style:text-properties officeooo:rsid="001317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rases à crypter et décrypter (Cryptologie)</text:p>
      <text:p text:style-name="P1"/>
      <text:p text:style-name="P3">En Anglais</text:p>
      <text:p text:style-name="P2"/>
      <text:p text:style-name="P5">Arise, you have nothing to lose but your barbed wire fences! <text:span text:style-name="T1">(Hughes)</text:span></text:p>
      <text:p text:style-name="P6">If privacy is outlawed, only outlaws will have privacy (Zimmermann)</text:p>
      <text:p text:style-name="P6">Show me a person who has nothing to hide, and I’ll show you a person who is either exceedingly dull or an exhibitionist (Zimmermann)</text:p>
      <text:p text:style-name="P6">One of the best ways to achieve justice is to expose injustice (Assange)</text:p>
      <text:p text:style-name="P6">I am a future-hacker ; I am trying to get root access to the futur. I want to ride its system of thought (Jude Milhon)</text:p>
      <text:p text:style-name="P6">Girls need modems (Jude Milhon)</text:p>
      <text:p text:style-name="P3">En Français</text:p>
      <text:p text:style-name="P2"/>
      <text:p text:style-name="P4">La valeur d’un trésor réside dans son secret</text:p>
      <text:p text:style-name="P4">La cryptographie est la forme la plus aboutie de l’action directe non-violente (Assange)</text:p>
      <text:p text:style-name="P4">L’argent c’est du temps, sauf si vous n’avez pas l’un ou l’autre (Stallman)</text:p>
      <text:p text:style-name="P4">Un téléphone portable émet des signaux de localisation. Lorsqu’on a un téléphone portable, le réseau sait toujours où l’on se trouve (Stallman)</text:p>
      <text:p text:style-name="P4"/>
      <text:p text:style-name="P4">Si vous posséder une bibliothèque et un jardin, vous avez tout ce qu’il vous faut (Cicéron)</text:p>
      <text:p text:style-name="P4">Combien de vous n’ont pas violé de loi ce mois-ci ? (John Gilmore)</text:p>
      <text:p text:style-name="P4">Si vous surveillez tout le monde, vous ne surveillez personne (John Gilmore)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2-20T11:55:27.789899701</meta:creation-date>
    <dc:date>2023-02-20T12:11:14.063623647</dc:date>
    <dc:creator>Vincent Keller</dc:creator>
    <meta:editing-duration>PT15M47S</meta:editing-duration>
    <meta:editing-cycles>4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16" meta:word-count="196" meta:character-count="1137" meta:non-whitespace-character-count="957"/>
  </office:meta>
</office:document-meta>
</file>